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e6e6e6" draw:textarea-horizontal-align="left" draw:textarea-vertical-align="middle" draw:auto-grow-height="false"/>
    </style:style>
    <style:style style:name="gr2" style:family="graphic" style:parent-style-name="standard">
      <style:graphic-properties draw:stroke="dash" draw:stroke-dash="Ultrafine_20_Dashed" draw:fill="solid" draw:fill-color="#e6e6e6"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standard">
      <style:graphic-properties draw:fill="solid" draw:fill-color="#ccccff" draw:textarea-vertical-align="middle" draw:auto-grow-height="false" fo:min-height="0.749cm" fo:min-width="0.499cm"/>
    </style:style>
    <style:style style:name="gr5" style:family="graphic" style:parent-style-name="standard">
      <style:graphic-properties svg:stroke-width="0.025cm" draw:marker-start="Arrow" draw:marker-start-width="0.187cm" draw:marker-end="Arrow" draw:marker-end-width="0.187cm" draw:textarea-horizontal-align="center" draw:textarea-vertical-align="bottom" fo:padding-top="-0.4cm" fo:padding-bottom="0cm" fo:padding-left="0.262cm" fo:padding-right="0.262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ccff" draw:textarea-vertical-align="middle" draw:auto-grow-height="false" fo:min-height="0.749cm" fo:min-width="0.499cm"/>
    </style:style>
    <style:style style:name="gr10" style:family="graphic" style:parent-style-name="standard">
      <style:graphic-properties svg:stroke-width="0.025cm" draw:marker-start="" draw:marker-start-width="0.187cm" draw:marker-end="Arrow" draw:marker-end-width="0.187cm" draw:textarea-horizontal-align="center" draw:textarea-vertical-align="bottom" fo:padding-top="-0.4cm" fo:padding-bottom="0cm" fo:padding-left="0.262cm" fo:padding-right="0.262cm"/>
    </style:style>
    <style:style style:name="gr11" style:family="graphic" style:parent-style-name="standard">
      <style:graphic-properties svg:stroke-width="0.025cm" draw:marker-start="" draw:marker-start-width="0.187cm" draw:marker-end="Arrow" draw:marker-end-width="0.187cm" draw:textarea-horizontal-align="center" draw:textarea-vertical-align="bottom" fo:padding-top="-0.4cm" fo:padding-bottom="0cm" fo:padding-left="0.262cm" fo:padding-right="0.262cm"/>
    </style:style>
    <style:style style:name="gr12" style:family="graphic" style:parent-style-name="standard">
      <style:graphic-properties svg:stroke-width="0.025cm" draw:marker-start="Arrow" draw:marker-start-width="0.187cm" draw:marker-end="Arrow" draw:marker-end-width="0.187cm" draw:textarea-horizontal-align="center" draw:textarea-vertical-align="bottom" fo:padding-top="-0.4cm" fo:padding-bottom="0cm" fo:padding-left="0.262cm" fo:padding-right="0.26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/>
    </style:style>
    <style:style style:name="P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style:font-size-asian="18pt" style:font-size-complex="18pt"/>
    </style:style>
    <style:style style:name="P4" style:family="paragraph">
      <style:paragraph-properties fo:text-align="center"/>
      <style:text-properties fo:font-family="Arial" style:font-family-generic="swiss" style:font-pitch="variable" fo:font-size="7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8pt"/>
    </style:style>
    <style:style style:name="P6" style:family="paragraph">
      <style:paragraph-properties fo:text-align="center"/>
      <style:text-properties fo:font-family="Arial" style:font-family-generic="swiss" style:font-pitch="variable" fo:font-size="6pt"/>
    </style:style>
    <style:style style:name="P7" style:family="paragraph">
      <style:paragraph-properties fo:margin-left="0cm" fo:margin-right="0cm" fo:text-align="center" fo:text-indent="0cm"/>
      <style:text-properties fo:font-family="Arial" style:font-family-generic="swiss" style:font-pitch="variable" fo:font-size="7pt" style:font-size-asian="18pt" style:font-size-complex="18pt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2pt" style:font-size-asian="18pt" style:font-size-complex="18pt"/>
    </style:style>
    <style:style style:name="T3" style:family="text">
      <style:text-properties fo:font-family="Arial" style:font-family-generic="swiss" style:font-pitch="variable" fo:font-size="8pt"/>
    </style:style>
    <style:style style:name="T4" style:family="text">
      <style:text-properties fo:font-family="Arial" style:font-family-generic="swiss" style:font-pitch="variable" fo:font-size="7pt" style:font-size-asian="18pt" style:font-size-complex="18pt"/>
    </style:style>
    <style:style style:name="T5" style:family="text">
      <style:text-properties fo:font-family="Arial" style:font-family-generic="swiss" style:font-pitch="variable" fo:font-size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077cm" svg:height="3.4cm" svg:x="1.914cm" svg:y="10.191cm">
          <text:p text:style-name="P1"><text:span text:style-name="T1">Kstreamer's Kernel 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077cm" svg:height="5.2cm" svg:x="1.9cm" svg:y="4.691cm">
          <text:p text:style-name="P1"><text:span text:style-name="T1">res_kstreamer.s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3.3cm" svg:x="2.2cm" svg:y="6.291cm">
          <text:p text:style-name="P1"><text:span text:style-name="T1">libkstrea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3cm" svg:height="4.8cm" svg:x="9.6cm" svg:y="16.391cm">
          <text:p text:style-name="P1"><text:span text:style-name="T1">Asteris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91cm" svg:height="11.123cm" svg:x="9.6cm" svg:y="4.691cm">
          <text:p text:style-name="P1"><text:span text:style-name="T1">chan_vgsm.s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0.8cm" svg:y="18.091cm">
          <text:p text:style-name="P1"><text:span text:style-name="T2">up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3" draw:layer="layout" svg:width="2cm" svg:height="2cm" svg:x="11cm" svg:y="17.891cm">
          <text:p text:style-name="P1"><text:span text:style-name="T2">up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3" draw:layer="layout" svg:width="2cm" svg:height="2cm" svg:x="11.2cm" svg:y="17.691cm">
          <text:p text:style-name="P1"><text:span text:style-name="T2">pbx</text:span></text:p>
          <text:p text:style-name="P1"><text:span text:style-name="T2">threa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4" draw:layer="layout" svg:x1="12.677cm" svg:y1="6.191cm" svg:x2="12.677cm" svg:y2="3.591cm">
          <text:p/>
        </draw:line>
        <draw:custom-shape draw:style-name="gr6" draw:text-style-name="P2" draw:layer="layout" svg:width="9.3cm" svg:height="0.6cm" svg:x="10.4cm" svg:y="15.391cm">
          <text:p text:style-name="P1"><text:span text:style-name="T1">chan_vgsm interfac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2cm" svg:y1="8.091cm" svg:x2="8.738cm" svg:y2="8.091cm">
          <text:p/>
        </draw:line>
        <draw:g>
          <draw:custom-shape draw:style-name="gr7" draw:text-style-name="P5" draw:layer="layout" svg:width="2cm" svg:height="1.2cm" svg:x="11.2cm" svg:y="1.79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cm" svg:height="1.2cm" svg:x="11.4cm" svg:y="1.99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cm" svg:height="1.2cm" svg:x="11.6cm" svg:y="2.19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cm" svg:height="1.2cm" svg:x="11.8cm" svg:y="2.391cm">
            <text:p text:style-name="P1"><text:span text:style-name="T3">/dev/vgsm/</text:span></text:p>
            <text:p text:style-name="P1"><text:span text:style-name="T3">card0_me0</text:span></text:p>
            <draw:enhanced-geometry svg:viewBox="0 0 21600 21600" draw:type="rectangle" draw:enhanced-path="M 0 0 L 21600 0 21600 21600 0 21600 0 0 Z N"/>
          </draw:custom-shape>
        </draw:g>
        <draw:line draw:style-name="gr5" draw:text-style-name="P4" draw:layer="layout" svg:x1="12.2cm" svg:y1="17.691cm" svg:x2="12.2cm" svg:y2="15.991cm">
          <text:p/>
        </draw:line>
        <draw:g>
          <draw:custom-shape draw:style-name="gr9" draw:text-style-name="P3" draw:layer="layout" svg:width="2cm" svg:height="2cm" svg:x="11.277cm" svg:y="6.5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9" draw:text-style-name="P3" draw:layer="layout" svg:width="2cm" svg:height="2cm" svg:x="11.477cm" svg:y="6.3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3" draw:layer="layout" svg:width="2cm" svg:height="2cm" svg:x="11.677cm" svg:y="6.191cm">
            <text:p text:style-name="P1"><text:span text:style-name="T2">comm</text:span></text:p>
            <text:p text:style-name="P1"><text:span text:style-name="T2">thread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4" draw:text-style-name="P3" draw:layer="layout" svg:width="2cm" svg:height="2cm" svg:x="15.2cm" svg:y="9.191cm">
          <text:p text:style-name="P1"><text:span text:style-name="T2">comm</text:span></text:p>
          <text:p text:style-name="P1"><text:span text:style-name="T2">completion</text:span></text:p>
          <text:p text:style-name="P1"><text:span text:style-name="T2">threa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3" draw:layer="layout" svg:width="2cm" svg:height="2cm" svg:x="17.5cm" svg:y="9.091cm">
          <text:p text:style-name="P1"><text:span text:style-name="T2">comm</text:span></text:p>
          <text:p text:style-name="P1"><text:span text:style-name="T2">urc</text:span></text:p>
          <text:p text:style-name="P1"><text:span text:style-name="T2">threa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0" draw:text-style-name="P4" draw:layer="controls" svg:x1="13.677cm" svg:y1="7.291cm" svg:x2="17.7cm" svg:y2="9.491cm">
          <text:p text:style-name="P1"><text:span text:style-name="T4">Queue URC</text:span></text:p>
        </draw:line>
        <draw:line draw:style-name="gr10" draw:text-style-name="P4" draw:layer="controls" svg:x1="13.477cm" svg:y1="7.791cm" svg:x2="15.491cm" svg:y2="9.491cm">
          <text:p text:style-name="P1"><text:span text:style-name="T4">Queue event</text:span></text:p>
        </draw:line>
        <draw:custom-shape draw:style-name="gr4" draw:text-style-name="P3" draw:layer="controls" svg:width="2cm" svg:height="2cm" svg:x="2.9cm" svg:y="7.191cm">
          <text:p text:style-name="P1"><text:span text:style-name="T2">netlink</text:span></text:p>
          <text:p text:style-name="P1"><text:span text:style-name="T2">threa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" draw:layer="controls" svg:width="4cm" svg:height="1.2cm" svg:x="2.191cm" svg:y="10.091cm">
          <text:p text:style-name="P1"><text:span text:style-name="T1">Netlink Socke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2.2cm" svg:x="6.2cm" svg:y="7.191cm">
          <text:p text:style-name="P1"><text:span text:style-name="T5">streaming</text:span></text:p>
          <text:p text:style-name="P1"><text:span text:style-name="T5">network</text:span></text:p>
          <text:p text:style-name="P1"><text:span text:style-name="T5">topolog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4" draw:layer="layout" svg:x1="4.9cm" svg:y1="8.191cm" svg:x2="6.2cm" svg:y2="8.191cm">
          <text:p/>
        </draw:line>
        <draw:line draw:style-name="gr11" draw:text-style-name="P4" draw:layer="layout" svg:x1="18.491cm" svg:y1="11.091cm" svg:x2="18.491cm" svg:y2="15.391cm">
          <text:p/>
        </draw:line>
        <draw:line draw:style-name="gr12" draw:text-style-name="P4" draw:layer="layout" svg:x1="9.2cm" svg:y1="7.891cm" svg:x2="12.191cm" svg:y2="15.391cm">
          <text:p text:style-name="P1"><text:span text:style-name="T4">Channels interconnection</text:span></text:p>
          <text:p text:style-name="P1"><text:span text:style-name="T4">commands</text:span></text:p>
        </draw:line>
        <draw:custom-shape draw:style-name="gr6" draw:text-style-name="P2" draw:layer="layout" svg:width="4.7cm" svg:height="0.462cm" draw:transform="rotate (1.5707963267946) translate (8.738cm 9.591cm)">
          <text:p text:style-name="P1"><text:span text:style-name="T1">res_kstreamer interfac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.8cm" svg:y1="10.091cm" svg:x2="3.8cm" svg:y2="9.191cm">
          <text:p/>
        </draw:line>
        <draw:custom-shape draw:style-name="gr8" draw:text-style-name="P2" draw:layer="layout" svg:width="4cm" svg:height="1.2cm" svg:x="2.291cm" svg:y="12.491cm">
          <text:p text:style-name="P1"><text:span text:style-name="T1">/dev/ks/userport_stream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4.391cm" svg:y1="13.691cm" svg:x2="11.191cm" svg:y2="15.391cm">
          <text:p text:style-name="P1"><text:span text:style-name="T4">Voice stream</text:span></text:p>
        </draw:line>
        <draw:line draw:style-name="gr5" draw:text-style-name="P4" draw:layer="layout" svg:x1="13.5cm" svg:y1="15.391cm" svg:x2="12.8cm" svg:y2="8.191cm">
          <text:p/>
        </draw:line>
        <draw:g>
          <draw:custom-shape draw:style-name="gr7" draw:text-style-name="P5" draw:layer="layout" svg:width="2cm" svg:height="1.2cm" svg:x="22.191cm" svg:y="1.79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cm" svg:height="1.2cm" svg:x="22.391cm" svg:y="1.99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cm" svg:height="1.2cm" svg:x="22.591cm" svg:y="2.19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cm" svg:height="1.2cm" svg:x="22.791cm" svg:y="2.391cm">
            <text:p text:style-name="P1"><text:span text:style-name="T3">/dev/vgsm/</text:span></text:p>
            <text:p text:style-name="P1"><text:span text:style-name="T3">card0_mesim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5" draw:layer="layout" svg:width="2cm" svg:height="1.2cm" svg:x="29.691cm" svg:y="12.89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cm" svg:height="1.2cm" svg:x="29.891cm" svg:y="13.09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cm" svg:height="1.2cm" svg:x="30.091cm" svg:y="13.29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cm" svg:height="1.2cm" svg:x="30.291cm" svg:y="13.491cm">
            <text:p text:style-name="P1"><text:span text:style-name="T3">/dev/vgsm/</text:span></text:p>
            <text:p text:style-name="P1"><text:span text:style-name="T3">card0_sim0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3.5cm" svg:height="3cm" svg:x="24.091cm" svg:y="12.391cm">
          <text:p text:style-name="P1"><text:span text:style-name="T1">local_sim driver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7.291cm" svg:y1="14.091cm" svg:x2="30.291cm" svg:y2="14.091cm">
          <text:p/>
        </draw:line>
        <draw:line draw:style-name="gr5" draw:text-style-name="P4" draw:layer="layout" svg:x1="24.091cm" svg:y1="6.491cm" svg:x2="23.791cm" svg:y2="3.591cm">
          <text:p/>
        </draw:line>
        <draw:line draw:style-name="gr5" draw:text-style-name="P4" draw:layer="layout" svg:x1="26.391cm" svg:y1="6.491cm" svg:x2="23.791cm" svg:y2="3.591cm">
          <text:p/>
        </draw:line>
        <draw:g>
          <draw:custom-shape draw:style-name="gr9" draw:text-style-name="P3" draw:layer="layout" svg:width="2cm" svg:height="2cm" svg:x="15.991cm" svg:y="6.4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9" draw:text-style-name="P3" draw:layer="layout" svg:width="2cm" svg:height="2cm" svg:x="16.191cm" svg:y="6.2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3" draw:layer="layout" svg:width="2cm" svg:height="2cm" svg:x="16.391cm" svg:y="6.091cm">
            <text:p text:style-name="P1"><text:span text:style-name="T2">ME</text:span></text:p>
            <text:p text:style-name="P1"><text:span text:style-name="T2">monitor</text:span></text:p>
            <text:p text:style-name="P1"><text:span text:style-name="T2">thread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5" draw:text-style-name="P4" draw:layer="layout" svg:x1="16.391cm" svg:y1="6.991cm" svg:x2="13.677cm" svg:y2="6.991cm">
          <text:p/>
        </draw:line>
        <draw:g>
          <draw:custom-shape draw:style-name="gr9" draw:text-style-name="P3" draw:layer="layout" svg:width="2cm" svg:height="2cm" svg:x="24.991cm" svg:y="6.8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9" draw:text-style-name="P3" draw:layer="layout" svg:width="2cm" svg:height="2cm" svg:x="25.191cm" svg:y="6.6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3" draw:layer="layout" svg:width="2cm" svg:height="2cm" svg:x="25.391cm" svg:y="6.491cm">
            <text:p text:style-name="P1"><text:span text:style-name="T2">ME-SIM</text:span></text:p>
            <text:p text:style-name="P1"><text:span text:style-name="T2">modem</text:span></text:p>
            <text:p text:style-name="P1"><text:span text:style-name="T2">thread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9" draw:text-style-name="P3" draw:layer="layout" svg:width="2cm" svg:height="2cm" svg:x="22.691cm" svg:y="6.8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9" draw:text-style-name="P3" draw:layer="layout" svg:width="2cm" svg:height="2cm" svg:x="22.891cm" svg:y="6.6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3" draw:layer="layout" svg:width="2cm" svg:height="2cm" svg:x="23.091cm" svg:y="6.491cm">
            <text:p text:style-name="P1"><text:span text:style-name="T2">ME-SIM</text:span></text:p>
            <text:p text:style-name="P1"><text:span text:style-name="T2">comm</text:span></text:p>
            <text:p text:style-name="P1"><text:span text:style-name="T2">thread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" draw:text-style-name="P2" draw:layer="layout" svg:width="3.2cm" svg:height="2.9cm" svg:x="20.291cm" svg:y="12.491cm">
          <text:p text:style-name="P1"><text:span text:style-name="T1">Implementa's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0.6cm" svg:x="21.591cm" svg:y="10.591cm">
          <text:p text:style-name="P1"><text:span text:style-name="T1">SIM drivers interfac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4.091cm" svg:y1="10.591cm" svg:x2="24.091cm" svg:y2="8.491cm">
          <text:p/>
        </draw:line>
        <draw:line draw:style-name="gr12" draw:text-style-name="P4" draw:layer="layout" svg:x1="26.391cm" svg:y1="10.591cm" svg:x2="26.391cm" svg:y2="8.491cm">
          <text:p text:style-name="P1"><text:span text:style-name="T4">RST, VCC</text:span></text:p>
          <text:p text:style-name="P1"><text:span text:style-name="T4">DETECT</text:span></text:p>
        </draw:line>
        <draw:line draw:style-name="gr5" draw:text-style-name="P4" draw:layer="layout" svg:x1="22.491cm" svg:y1="12.491cm" svg:x2="22.491cm" svg:y2="11.191cm">
          <text:p/>
        </draw:line>
        <draw:line draw:style-name="gr5" draw:text-style-name="P4" draw:layer="layout" svg:x1="26.391cm" svg:y1="12.391cm" svg:x2="26.391cm" svg:y2="11.191cm">
          <text:p/>
        </draw:line>
        <draw:line draw:style-name="gr10" draw:text-style-name="P7" draw:layer="layout" svg:x1="18.391cm" svg:y1="7.391cm" svg:x2="21.591cm" svg:y2="10.891cm">
          <text:p text:style-name="P1"><text:span text:style-name="T4">power-on</text:span></text:p>
          <text:p text:style-name="P1"><text:span text:style-name="T4">event</text:span></text:p>
        </draw:line>
        <draw:custom-shape draw:style-name="gr8" draw:text-style-name="P5" draw:layer="layout" svg:width="2cm" svg:height="1cm" svg:x="21.491cm" svg:y="14.391cm">
          <text:p text:style-name="P1"><text:span text:style-name="T3">TCP/IP socket</text:span></text:p>
          <text:p text:style-name="P1"><text:span text:style-name="T3">127.0.0.1:xxxx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2.491cm" svg:y1="16.391cm" svg:x2="22.491cm" svg:y2="15.391cm">
          <text:p/>
        </draw:line>
        <draw:custom-shape draw:style-name="gr2" draw:text-style-name="P2" draw:layer="layout" svg:width="3.2cm" svg:height="4.8cm" svg:x="20.291cm" svg:y="16.391cm">
          <text:p text:style-name="P1"><text:span text:style-name="T1">Implementa's SIM</text:span></text:p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3" draw:layer="layout" svg:width="2cm" svg:height="2cm" svg:x="24.891cm" svg:y="13.3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9" draw:text-style-name="P3" draw:layer="layout" svg:width="2cm" svg:height="2cm" svg:x="25.091cm" svg:y="13.1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3" draw:layer="layout" svg:width="2cm" svg:height="2cm" svg:x="25.291cm" svg:y="12.991cm">
            <text:p text:style-name="P1"><text:span text:style-name="T2">SIM</text:span></text:p>
            <text:p text:style-name="P1"><text:span text:style-name="T2">modem</text:span></text:p>
            <text:p text:style-name="P1"><text:span text:style-name="T2">thread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6" draw:text-style-name="P6" draw:layer="layout" svg:width="1.5cm" svg:height="2.2cm" svg:x="6.991cm" svg:y="10.691cm">
          <text:p text:style-name="P1"><text:span text:style-name="T5">streaming</text:span></text:p>
          <text:p text:style-name="P1"><text:span text:style-name="T5">network</text:span></text:p>
          <text:p text:style-name="P1"><text:span text:style-name="T5">topolog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2cm" svg:height="2cm" svg:x="13.491cm" svg:y="17.691cm">
          <text:p text:style-name="P1"><text:span text:style-name="T2">cli</text:span></text:p>
          <text:p text:style-name="P1"><text:span text:style-name="T2">threa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4" draw:layer="layout" svg:x1="14.491cm" svg:y1="17.691cm" svg:x2="14.491cm" svg:y2="15.991cm">
          <text:p/>
        </draw:line>
        <draw:custom-shape draw:style-name="gr4" draw:text-style-name="P3" draw:layer="layout" svg:width="2cm" svg:height="2cm" svg:x="15.791cm" svg:y="17.691cm">
          <text:p text:style-name="P1"><text:span text:style-name="T2">manager</text:span></text:p>
          <text:p text:style-name="P1"><text:span text:style-name="T2">threa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4" draw:layer="layout" svg:x1="16.791cm" svg:y1="17.691cm" svg:x2="16.791cm" svg:y2="15.9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